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PIRA ALVAREZ, JOEL ABRAH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PIRA ALVAREZ, JOEL ABRAH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3057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AMANI YUCRA, ROSMER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6952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34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3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13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